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style:contextual-spacing="false" fo:line-height="114%" style:writing-mode="lr-tb"/>
    </style:style>
    <style:style style:name="P3" style:family="paragraph" style:parent-style-name="Text_20_body">
      <style:paragraph-properties fo:margin-top="0cm" fo:margin-bottom="0cm" style:contextual-spacing="false" fo:line-height="114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14%" style:writing-mode="lr-tb"/>
      <style:text-properties fo:font-variant="normal" fo:text-transform="none" fo:color="#000000" style:text-line-through-style="none" style:text-line-through-type="none" style:font-name="Arial" fo:font-size="14.25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63%" style:writing-mode="lr-tb"/>
      <style:text-properties fo:font-variant="normal" fo:text-transform="none" fo:color="#000000" style:text-line-through-style="none" style:text-line-through-type="none" style:font-name="Arial" fo:font-size="14.25pt" fo:font-style="normal" style:text-underline-style="none" fo:font-weight="bold" style:text-blinking="false" fo:background-color="#ffffff"/>
    </style:style>
    <style:style style:name="P6" style:family="paragraph" style:parent-style-name="Text_20_body">
      <style:paragraph-properties fo:margin-top="0cm" fo:margin-bottom="0cm" style:contextual-spacing="false" fo:line-height="114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63%" style:writing-mode="lr-tb"/>
      <style:text-properties fo:font-weight="normal"/>
    </style:style>
    <style:style style:name="P8" style:family="paragraph" style:parent-style-name="Text_20_body">
      <style:paragraph-properties fo:margin-top="0cm" fo:margin-bottom="0.6cm" style:contextual-spacing="false" fo:line-height="163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#ffffff"/>
    </style:style>
    <style:style style:name="P9" style:family="paragraph" style:parent-style-name="Text_20_body">
      <style:paragraph-properties fo:margin-top="0.388cm" fo:margin-bottom="0.776cm" style:contextual-spacing="false" fo:line-height="163%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#ffffff"/>
    </style:style>
    <style:style style:name="P10" style:family="paragraph" style:parent-style-name="Text_20_body">
      <style:paragraph-properties fo:margin-top="0.388cm" fo:margin-bottom="0.776cm" style:contextual-spacing="false" fo:line-height="163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11" style:family="paragraph" style:parent-style-name="Text_20_body">
      <style:paragraph-properties fo:margin-left="0cm" fo:margin-right="0cm" fo:margin-top="0.388cm" fo:margin-bottom="0cm" style:contextual-spacing="false" fo:line-height="140%" fo:text-indent="0cm" style:auto-text-indent="false" style:writing-mode="lr-tb"/>
      <style:text-properties fo:font-weight="normal"/>
    </style:style>
    <style:style style:name="P12" style:family="paragraph" style:parent-style-name="Text_20_body">
      <style:paragraph-properties fo:margin-left="0cm" fo:margin-right="0cm" fo:margin-top="0cm" fo:margin-bottom="0.6cm" style:contextual-spacing="false" fo:line-height="163%" fo:text-indent="0cm" style:auto-text-indent="false" style:writing-mode="lr-tb"/>
      <style:text-properties fo:font-weight="normal"/>
    </style:style>
    <style:style style:name="P13" style:family="paragraph" style:parent-style-name="Heading_20_1">
      <style:paragraph-properties fo:margin-top="0.423cm" fo:margin-bottom="0.423cm" style:contextual-spacing="false" fo:line-height="125%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#ffffff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style:text-blinking="false" fo:background-color="#ffffff" loext:char-shading-value="0"/>
    </style:style>
    <style:style style:name="T5" style:family="text">
      <style:text-properties fo:font-variant="normal" fo:text-transform="none" fo:color="#6c71c4" style:text-line-through-style="none" style:text-line-through-type="none" style:font-name="Courier New" fo:font-size="9pt" fo:font-style="normal" style:text-underline-style="none" style:text-blinking="false" fo:background-color="#fdf6e3" loext:char-shading-value="0"/>
    </style:style>
    <style:style style:name="T6" style:family="text">
      <style:text-properties fo:font-variant="normal" fo:text-transform="none" fo:color="#657b83" style:text-line-through-style="none" style:text-line-through-type="none" style:font-name="Courier New" fo:font-size="9pt" fo:font-style="normal" style:text-underline-style="none" style:text-blinking="false" fo:background-color="#fdf6e3" loext:char-shading-value="0"/>
    </style:style>
    <style:style style:name="T7" style:family="text">
      <style:text-properties fo:font-variant="normal" fo:text-transform="none" fo:color="#657b83" style:text-line-through-style="none" style:text-line-through-type="none" style:text-underline-style="none" style:text-blinking="false" fo:background-color="#fdf6e3" loext:char-shading-value="0"/>
    </style:style>
    <style:style style:name="T8" style:family="text">
      <style:text-properties fo:font-variant="normal" fo:text-transform="none" fo:color="#cb4b16" style:text-line-through-style="none" style:text-line-through-type="none" style:font-name="Courier New" fo:font-size="9pt" fo:font-style="normal" style:text-underline-style="none" style:text-blinking="false" fo:background-color="#fdf6e3" loext:char-shading-value="0"/>
    </style:style>
    <style:style style:name="T9" style:family="text">
      <style:text-properties fo:font-variant="normal" fo:text-transform="none" fo:color="#434343" style:text-line-through-style="none" style:text-line-through-type="none" style:font-name="Arial" fo:font-size="11.25pt" fo:font-style="normal" style:text-underline-style="none" style:text-blinking="false" fo:background-color="#ffffff" loext:char-shading-value="0"/>
    </style:style>
    <style:style style:name="T10" style:family="text">
      <style:text-properties fo:font-variant="normal" fo:text-transform="none" fo:color="#434343" style:text-line-through-style="none" style:text-line-through-type="none" style:font-name="Arial" fo:font-size="11.25pt" fo:font-style="normal" style:text-underline-style="none" style:text-blinking="false" fo:background-color="#ffff66" loext:char-shading-value="0"/>
    </style:style>
    <style:style style:name="T11" style:family="text">
      <style:text-properties fo:font-variant="normal" fo:text-transform="none" fo:color="#434343" style:text-line-through-style="none" style:text-line-through-type="none" style:text-underline-style="none" style:text-blinking="false" fo:background-color="#ffffff" loext:char-shading-value="0"/>
    </style:style>
    <style:style style:name="T12" style:family="text">
      <style:text-properties style:font-name="Arial" fo:font-size="12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c24a2fcb-acf0-7e16-8be3-df711227d1d6"/><text:span text:style-name="T1">                                        </text:span><text:span text:style-name="T2">String</text:span></text:p>
      <text:p text:style-name="Text_20_body"/>
      <text:p text:style-name="P3">A String object holds and manipulates an arbitrary sequence of bytes, typically representing characters. String objects may be created using String::new or as literals.</text:p>
      <text:p text:style-name="Text_20_body"/>
      <text:p text:style-name="P3">Because of aliasing issues, users of strings should be aware of the methods that modify the contents of a String object. Typically, methods with names ending in “!” modify their receiver, while those without a “!” return a new String. However, there are exceptions, such as String#[]=.</text:p>
      <text:p text:style-name="Text_20_body"/>
      <text:p text:style-name="P4">Single-quoted string literals:</text:p>
      <text:p text:style-name="Text_20_body"/>
      <text:p text:style-name="P3">The simplest string literals are enclosed in single quotes (the apostrophe character).</text:p>
      <text:p text:style-name="P3">The text within the quote marks is the value of the string:</text:p>
      <text:p text:style-name="P3">'This is a simple Ruby string literal'</text:p>
      <text:p text:style-name="P3">If you need to place an apostrophe within a single-quoted string literal, precede it with</text:p>
      <text:p text:style-name="P3">a backslash so that the Ruby interpreter does not think that it terminates the string:</text:p>
      <text:p text:style-name="P3">'Won\'t you read O\'Reilly\'s book?'</text:p>
      <text:p text:style-name="P3">The backslash also works to escape another backslash, so that the second backslash is</text:p>
      <text:p text:style-name="P3">not itself interpreted as an escape character. Here are some situations in which you</text:p>
      <text:p text:style-name="P3">need to use a double backslash:</text:p>
      <text:p text:style-name="Text_20_body"/>
      <text:p text:style-name="P3">'Won\'t you read O\'Reilly\'s book?'  # "Won't you read O'Reilly's book?"</text:p>
      <text:p text:style-name="P6">“<text:span text:style-name="T12">'Won\'t you read O\'Reilly\'s book?” # "Won't you read O'Reilly's book?"</text:span></text:p>
      <text:p text:style-name="P3">'Won't you read O'Reilly's book?'  #syntax error, unexpected tIDENTIFIER, expecting          </text:p>
      <text:p text:style-name="P2"><text:span text:style-name="T1">                                               </text:span><text:span text:style-name="T3">end-of-input </text:span></text:p>
      <text:p text:style-name="Text_20_body"/>
      <text:h text:style-name="P13" text:outline-level="1">Concatenating Strings</text:h>
      <text:p text:style-name="P8">You can create a new string by adding two strings together in Ruby, just like most other languages.</text:p>
      <text:p text:style-name="P9">Example Code:</text:p>
      <text:p text:style-name="P11"><text:span text:style-name="T5">'Ruby'</text:span><text:span text:style-name="T7"> </text:span><text:span text:style-name="T6">+ </text:span><text:span text:style-name="T5">'Monk'</text:span></text:p>
      <text:p text:style-name="P8">Ruby often provides more than one way to do the same thing. The literal and expressive method for String concatenation is String#concat.</text:p>
      <text:p text:style-name="P10"><text:soft-page-break/>Example Code:</text:p>
      <text:p text:style-name="P11"><text:span text:style-name="T5">"Ruby"</text:span><text:span text:style-name="T6">.</text:span><text:span text:style-name="T8">concat</text:span><text:span text:style-name="T6">(</text:span><text:span text:style-name="T5">"Monk"</text:span><text:span text:style-name="T6">)</text:span></text:p>
      <text:p text:style-name="P12"><text:span text:style-name="T4">Let's try a more widely used alias. You can use '&lt;&lt;' just like '+', but in this case the String </text:span><text:span text:style-name="T9">object 'Monk' will be appended to the object represented by 'Ruby' itself. </text:span></text:p>
      <text:p text:style-name="P7"><text:span text:style-name="T10">In the first case of using '+', the original string is not modified, as a third string 'RubyMonk' is created. This can make a huge difference in your memory utilization, if you are doing really large scale string manipulations.</text:span><text:span text:style-name="T11"> </text:span><text:span text:style-name="T4">the code above to use '&lt;&lt;' and see all the tests passing again.</text:span></text:p>
      <text:p text:style-name="P1"><text:line-break/></text:p>
      <text:p text:style-name="P5">String Methods: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1:45:18.885274573</meta:creation-date>
    <dc:date>2014-11-14T11:45:37.594089306</dc:date>
    <meta:editing-duration>P0D</meta:editing-duration>
    <meta:editing-cycles>1</meta:editing-cycles>
    <meta:document-statistic meta:table-count="0" meta:image-count="0" meta:object-count="0" meta:page-count="2" meta:paragraph-count="29" meta:word-count="344" meta:character-count="2219" meta:non-whitespace-character-count="1799"/>
    <meta:generator>LibreOffice/4.2.7.2$Linux_X86_64 LibreOffice_project/420m0$Build-2</meta:generator>
  </office:meta>
</office:document-meta>
</file>